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ize/Plane</text:p>
          </table:table-cell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RA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2]*[.C2]/8" office:value-type="float" office:value="19200" calcext:value-type="float">
            <text:p>19200</text:p>
          </table:table-cell>
          <table:table-cell office:value-type="float" office:value="3" calcext:value-type="float">
            <text:p>3</text:p>
          </table:table-cell>
          <table:table-cell table:formula="of:=[.D2]*[.E2]" office:value-type="float" office:value="57600" calcext:value-type="float">
            <text:p>5760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3]*[.C3]/8"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28800" calcext:value-type="float">
            <text:p>28800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4]*[.C4]/8" office:value-type="float" office:value="38400" calcext:value-type="float">
            <text:p>384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38400" calcext:value-type="float">
            <text:p>38400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5]*[.C5]/8" office:value-type="float" office:value="9600" calcext:value-type="float">
            <text:p>9600</text:p>
          </table:table-cell>
          <table:table-cell office:value-type="float" office:value="6" calcext:value-type="float">
            <text:p>6</text:p>
          </table:table-cell>
          <table:table-cell table:formula="of:=[.D5]*[.E5]" office:value-type="float" office:value="57600" calcext:value-type="float">
            <text:p>57600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formula="of:=[.B6]*[.C6]/8"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30720" calcext:value-type="float">
            <text:p>30720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7]*[.C7]/8" office:value-type="float" office:value="38400" calcext:value-type="float">
            <text:p>38400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115200" calcext:value-type="float">
            <text:p>115200</text:p>
          </table:table-cell>
          <table:table-cell office:value-type="string" calcext:value-type="string">
            <text:p>(can be disabled as memory hungry)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F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2:22:09.023918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2:51:31.330932276</meta:creation-date>
    <dc:date>2025-01-28T12:24:00.368348445</dc:date>
    <meta:editing-duration>PT4M27S</meta:editing-duration>
    <meta:editing-cycles>4</meta:editing-cycles>
    <meta:generator>LibreOffice/24.8.4.2$Linux_X86_64 LibreOffice_project/480$Build-2</meta:generator>
    <meta:document-statistic meta:table-count="1" meta:cell-count="43" meta:object-count="0"/>
  </office:meta>
</office:document-meta>
</file>